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office:value-type="float" office:value="395" calcext:value-type="float">
            <text:p>395</text:p>
          </table:table-cell>
          <table:table-cell office:value-type="float" office:value="557" calcext:value-type="float">
            <text:p>557</text:p>
          </table:table-cell>
          <table:table-cell office:value-type="float" office:value="740" calcext:value-type="float">
            <text:p>74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86" calcext:value-type="float">
            <text:p>386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438" calcext:value-type="float">
            <text:p>43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table:number-columns-repeated="7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53" calcext:value-type="float">
            <text:p>753</text:p>
          </table:table-cell>
          <table:table-cell office:value-type="float" office:value="588" calcext:value-type="float">
            <text:p>588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2" calcext:value-type="float">
            <text:p>312</text:p>
          </table:table-cell>
          <table:table-cell office:value-type="float" office:value="357" calcext:value-type="float">
            <text:p>357</text:p>
          </table:table-cell>
          <table:table-cell office:value-type="float" office:value="486" calcext:value-type="float">
            <text:p>486</text:p>
          </table:table-cell>
          <table:table-cell office:value-type="float" office:value="664" calcext:value-type="float">
            <text:p>66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559" calcext:value-type="float">
            <text:p>559</text:p>
          </table:table-cell>
          <table:table-cell office:value-type="float" office:value="411" calcext:value-type="float">
            <text:p>411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893" calcext:value-type="float">
            <text:p>893</text:p>
          </table:table-cell>
          <table:table-cell office:value-type="float" office:value="728" calcext:value-type="float">
            <text:p>728</text:p>
          </table:table-cell>
          <table:table-cell office:value-type="float" office:value="525" calcext:value-type="float">
            <text:p>525</text:p>
          </table:table-cell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number-columns-repeated="5" office:value-type="float" office:value="4.7" calcext:value-type="float">
            <text:p>4.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489371" calcext:value-type="float">
            <text:p>0.33489371</text:p>
          </table:table-cell>
          <table:table-cell office:value-type="float" office:value="3.13808962" calcext:value-type="float">
            <text:p>3.13808962</text:p>
          </table:table-cell>
          <table:table-cell office:value-type="float" office:value="-0.047" calcext:value-type="float">
            <text:p>-0.04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6095082" calcext:value-type="float">
            <text:p>2.06095082</text:p>
          </table:table-cell>
          <table:table-cell office:value-type="float" office:value="2.96326638" calcext:value-type="float">
            <text:p>2.96326638</text:p>
          </table:table-cell>
          <table:table-cell office:value-type="float" office:value="-0.047" calcext:value-type="float">
            <text:p>-0.04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6335929" calcext:value-type="float">
            <text:p>4.16335929</text:p>
          </table:table-cell>
          <table:table-cell office:value-type="float" office:value="2.62943822" calcext:value-type="float">
            <text:p>2.62943822</text:p>
          </table:table-cell>
          <table:table-cell office:value-type="float" office:value="-0.047" calcext:value-type="float">
            <text:p>-0.04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26712033" calcext:value-type="float">
            <text:p>6.26712033</text:p>
          </table:table-cell>
          <table:table-cell office:value-type="float" office:value="2.38474151" calcext:value-type="float">
            <text:p>2.38474151</text:p>
          </table:table-cell>
          <table:table-cell office:value-type="float" office:value="-0.047" calcext:value-type="float">
            <text:p>-0.04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5542711" calcext:value-type="float">
            <text:p>8.35542711</text:p>
          </table:table-cell>
          <table:table-cell office:value-type="float" office:value="2.12059253" calcext:value-type="float">
            <text:p>2.12059253</text:p>
          </table:table-cell>
          <table:table-cell office:value-type="float" office:value="-0.047" calcext:value-type="float">
            <text:p>-0.04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3:00:34.359401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6:48:13.565975327</meta:creation-date>
    <dc:date>2020-03-09T13:00:51.266117510</dc:date>
    <meta:editing-duration>PT13M23S</meta:editing-duration>
    <meta:editing-cycles>8</meta:editing-cycles>
    <meta:generator>LibreOffice/6.0.7.3$Linux_X86_64 LibreOffice_project/00m0$Build-3</meta:generator>
    <meta:document-statistic meta:table-count="1" meta:cell-count="254" meta:object-count="0"/>
  </office:meta>
</office:document-meta>
</file>